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2ead" officeooo:paragraph-rsid="00042ead"/>
    </style:style>
    <style:style style:name="P2" style:family="paragraph" style:parent-style-name="Standard">
      <style:paragraph-properties fo:text-align="center" style:justify-single-word="false"/>
      <style:text-properties officeooo:rsid="00042ead" officeooo:paragraph-rsid="00042ead"/>
    </style:style>
    <style:style style:name="P3" style:family="paragraph" style:parent-style-name="Standard">
      <style:text-properties officeooo:rsid="00064873" officeooo:paragraph-rsid="0006487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4873" officeooo:paragraph-rsid="000648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2ead" officeooo:paragraph-rsid="00042ea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42ead" officeooo:paragraph-rsid="00042ead" style:font-size-asian="15pt" style:font-weight-asian="bold" style:font-size-complex="15pt" style:font-weight-complex="bold"/>
    </style:style>
    <style:style style:name="P7" style:family="paragraph" style:parent-style-name="Standard">
      <style:text-properties style:text-underline-style="none" fo:font-weight="normal" officeooo:rsid="00064873" officeooo:paragraph-rsid="000648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64873" officeooo:paragraph-rsid="0007866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78662" officeooo:paragraph-rsid="0007866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7c149" officeooo:paragraph-rsid="0007c14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9b4a0" officeooo:paragraph-rsid="0009b4a0" style:font-weight-asian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78662" officeooo:paragraph-rsid="0007866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7c149" officeooo:paragraph-rsid="0007c14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bold" officeooo:rsid="00078662" officeooo:paragraph-rsid="0007866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07c149" officeooo:paragraph-rsid="0007c149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07c149" officeooo:paragraph-rsid="0007c149" style:font-style-asian="normal" style:font-weight-asian="bold" style:font-style-complex="normal" style:font-weight-complex="bold"/>
    </style:style>
    <style:style style:name="P17" style:family="paragraph" style:parent-style-name="Table_20_Contents">
      <style:text-properties officeooo:rsid="0007c149" officeooo:paragraph-rsid="0007c149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c149" officeooo:paragraph-rsid="0007c149" style:font-weight-asian="bold" style:font-weight-complex="bold"/>
    </style:style>
    <style:style style:name="P19" style:family="paragraph" style:parent-style-name="Table_20_Contents">
      <style:text-properties fo:font-weight="bold" officeooo:rsid="0007c149" officeooo:paragraph-rsid="0007c149" style:font-weight-asian="bold" style:font-weight-complex="bold"/>
    </style:style>
    <style:style style:name="T1" style:family="text">
      <style:text-properties officeooo:rsid="0004ca2a"/>
    </style:style>
    <style:style style:name="T2" style:family="text">
      <style:text-properties officeooo:rsid="00078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c149" style:font-weight-asian="bold" style:font-weight-complex="bold"/>
    </style:style>
    <style:style style:name="T5" style:family="text">
      <style:text-properties officeooo:rsid="0007c149"/>
    </style:style>
    <style:style style:name="T6" style:family="text">
      <style:text-properties officeooo:rsid="00084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 d’installation</text:p>
      <text:p text:style-name="P6">Ferme Médicinale</text:p>
      <text:p text:style-name="P6">PPAM // Semences plan // Fruits légumes</text:p>
      <text:p text:style-name="P2"/>
      <text:p text:style-name="P2"/>
      <text:p text:style-name="P5"><text:span text:style-name="T1">P</text:span>oint <text:span text:style-name="T1">A</text:span>ccueil <text:span text:style-name="T1">I</text:span>nformation P.A.I</text:p>
      <text:p text:style-name="P1"/>
      <text:p text:style-name="P3">S’installer en agriculture … Notion Installation …</text:p>
      <text:p text:style-name="P4"/>
      <text:p text:style-name="P4">Les étapes.</text:p>
      <text:p text:style-name="P4"/>
      <text:p text:style-name="P7">Formation ( ou Pas )</text:p>
      <text:p text:style-name="P7"/>
      <text:p text:style-name="P7"><text:tab/>Les avantages → les aides financière / crédibilité auprés du banquier / prioritaire sur le <text:tab/><text:tab/><text:tab/><text:tab/> <text:s text:c="4"/>Foncier.</text:p>
      <text:p text:style-name="P7"/>
      <text:p text:style-name="P7"><text:tab/>Installation seul ou a plusieur … → statut de l’entreprise</text:p>
      <text:p text:style-name="P7"/>
      <text:p text:style-name="P7">Etape 1 → trouver le foncier <text:s/><text:span text:style-name="T2">( </text:span>Achat – Location – Donation <text:span text:style-name="T2">)</text:span></text:p>
      <text:p text:style-name="P7"/>
      <text:p text:style-name="P4"><text:span text:style-name="T2">L’accès</text:span> au foncier </text:p>
      <text:p text:style-name="P7"/>
      <text:p text:style-name="P7"><text:tab/>- Répertoire départ Installation ( RDI )</text:p>
      <text:p text:style-name="P7"><text:tab/>- La SAFER* + contacter conseiller … projet spécifique </text:p>
      <text:p text:style-name="P7"><text:tab/>- Contacter les notaires ( opportunité ) </text:p>
      <text:p text:style-name="P7"><text:tab/>- Agence immobiliers spécialisé en exploitation agricole</text:p>
      <text:p text:style-name="P7"><text:tab/>- Bouche à oreille</text:p>
      <text:p text:style-name="P7"/>
      <text:p text:style-name="P7"><text:s/>Démarche d’autorisation préalable d’exploité DDTM / DDT</text:p>
      <text:p text:style-name="P7"><text:tab/> <text:s text:c="6"/>DDTM 14 : 02.31.43.15.00</text:p>
      <text:p text:style-name="P7"><text:tab/> <text:s text:c="6"/>DDTM 50 : 02.33.06.39.00</text:p>
      <text:p text:style-name="P7"/>
      <text:p text:style-name="P7"/>
      <text:p text:style-name="P8"><text:span text:style-name="T2">Définir le statut de l’entreprise </text:span></text:p>
      <text:p text:style-name="P8"><text:span text:style-name="T2"><text:tab/>- EI ? ; EIRL « entreprise individuel )</text:span></text:p>
      <text:p text:style-name="P8"><text:span text:style-name="T2"><text:tab/>-GAEC EARL SCEA ( gestion de l’entreprise à plusieurs )</text:span></text:p>
      <text:p text:style-name="P8"><text:span text:style-name="T2"><text:tab/> <text:s text:c="2"/>Statut juridique (...), social ( MSA ) , fiscales ( microBA, IRP)</text:span></text:p>
      <text:p text:style-name="P7"/>
      <text:p text:style-name="P7"><text:span text:style-name="T2">Notion Activité minimal D’assujettissement AMA</text:span><text:tab/></text:p>
      <text:p text:style-name="P7"/>
      <text:p text:style-name="P9">Etude Economique du projet.</text:p>
      <text:p text:style-name="P9">Voire outil comptable <text:span text:style-name="T3">EBE.</text:span></text:p>
      <text:p text:style-name="P9"><text:span text:style-name="T3"/></text:p>
      <text:p text:style-name="P9">Contrat de parrainage ( contrat régionale ) 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°) S’installer avec ou sans aide.</text:p>
      <text:p text:style-name="P14"/>
      <text:p text:style-name="P12">Il existe plusieurs sortes d’aides </text:p>
      <text:p text:style-name="P12"><text:tab/>- Les aides nationales à l’installation</text:p>
      <text:p text:style-name="P12"><text:tab/>- Aides régionales</text:p>
      <text:p text:style-name="P12"/>
      <text:p text:style-name="P12"/>
      <text:p text:style-name="P12"><text:span text:style-name="T4">1° Pulsion information</text:span><text:span text:style-name="T5"> ( minimal 25.000 investissent )</text:span></text:p>
      <text:p text:style-name="P13">Une dotation ( aide trésorerie à minima 5000. à 10.000 )</text:p>
      <text:p text:style-name="P15">2°)Dotation Jeune agriculteur DJA </text:p>
      <text:p text:style-name="P13">voire avec PAI pour le montant de la dotation.</text:p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Zone</text:p>
          </table:table-cell>
          <table:table-cell table:style-name="Table1.A1" office:value-type="string">
            <text:p text:style-name="P18">Base ( euro )</text:p>
          </table:table-cell>
          <table:table-cell table:style-name="Table1.C1" office:value-type="string">
            <text:p text:style-name="P18">Minima ( euro )</text:p>
          </table:table-cell>
        </table:table-row>
        <table:table-row>
          <table:table-cell table:style-name="Table1.A2" office:value-type="string">
            <text:p text:style-name="P19">Défavorisé</text:p>
          </table:table-cell>
          <table:table-cell table:style-name="Table1.A2" office:value-type="string">
            <text:p text:style-name="P17">17.000</text:p>
          </table:table-cell>
          <table:table-cell table:style-name="Table1.C2" office:value-type="string">
            <text:p text:style-name="P17">39.750</text:p>
          </table:table-cell>
        </table:table-row>
        <table:table-row>
          <table:table-cell table:style-name="Table1.A2" office:value-type="string">
            <text:p text:style-name="P19">Plaine</text:p>
          </table:table-cell>
          <table:table-cell table:style-name="Table1.A2" office:value-type="string">
            <text:p text:style-name="P17">12.000</text:p>
          </table:table-cell>
          <table:table-cell table:style-name="Table1.C2" office:value-type="string">
            <text:p text:style-name="P17">29.000</text:p>
          </table:table-cell>
        </table:table-row>
      </table:table>
      <text:p text:style-name="P13"/>
      <text:p text:style-name="P13">Accès DJA → avoir moins de 40 ans</text:p>
      <text:p text:style-name="P13"><text:s/><text:tab/> <text:s text:c="7"/>→ Capacités professionnel. ( BPREA )</text:p>
      <text:p text:style-name="P12"/>
      <text:p text:style-name="P16">* Inconvénients</text:p>
      <text:p text:style-name="P13">Comptabilité par un comptable !! ( charge ++ )</text:p>
      <text:p text:style-name="P16"/>
      <text:p text:style-name="P16">*Avantages</text:p>
      <text:p text:style-name="P10">Priorité sur le foncier</text:p>
      <text:p text:style-name="P10"><text:span text:style-name="T6">dégrèvement</text:span> de taxe foncier sur le non <text:span text:style-name="T6">bâtie</text:span></text:p>
      <text:p text:style-name="P9"/>
      <text:p text:style-name="P9"/>
      <text:p text:style-name="P11">Unité capitalisabl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3-01T13:59:13.082736128</meta:creation-date>
    <dc:date>2021-03-01T15:25:54.244013669</dc:date>
    <meta:editing-duration>PT21M33S</meta:editing-duration>
    <meta:editing-cycles>2</meta:editing-cycles>
    <meta:generator>LibreOffice/6.4.4.2$MacOSX_X86_64 LibreOffice_project/3d775be2011f3886db32dfd395a6a6d1ca2630ff</meta:generator>
    <meta:document-statistic meta:table-count="1" meta:image-count="0" meta:object-count="0" meta:page-count="2" meta:paragraph-count="52" meta:word-count="281" meta:character-count="1740" meta:non-whitespace-character-count="1449"/>
  </office:meta>
</office:document-meta>
</file>